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2" style:family="paragraph"/>
    <style:style style:name="P4" style:parent-style-name="Paragraphedeliste" style:list-style-name="LFO2" style:family="paragraph"/>
    <style:style style:name="P5" style:parent-style-name="Paragraphedeliste" style:list-style-name="LFO2" style:family="paragraph"/>
    <style:style style:name="P6" style:parent-style-name="Paragraphedeliste" style:list-style-name="LFO2" style:family="paragraph"/>
    <style:style style:name="P7" style:parent-style-name="Paragraphedeliste" style:list-style-name="LFO1" style:family="paragraph"/>
    <style:style style:name="P8" style:parent-style-name="Paragraphedeliste" style:list-style-name="LFO2" style:family="paragraph"/>
  </office:automatic-styles>
  <office:body>
    <office:text text:use-soft-page-breaks="true">
      <text:p text:style-name="P1">Pour créer une table :<text:s/></text:p>
      <text:p text:style-name="Normal"/>
      <text:list text:style-name="LFO1" text:continue-numbering="true">
        <text:list-item>
          <text:p text:style-name="P2">php bin/console doctrine:generate:entity<text:s/></text:p>
        </text:list-item>
      </text:list>
      <text:list text:style-name="LFO2" text:continue-numbering="true">
        <text:list-item>
          <text:p text:style-name="P3">Ca te donne une liste de questions (garder « annotation » en appuyant sur entrée directement)</text:p>
        </text:list-item>
        <text:list-item>
          <text:p text:style-name="P4">Tu remplis la liste des arguments comme on a vu</text:p>
        </text:list-item>
        <text:list-item>
          <text:p text:style-name="P5">Quand tu as fini, tu ré appuies sur Entrée dans le vide.<text:s/></text:p>
        </text:list-item>
        <text:list-item>
          <text:p text:style-name="P6">Quand il t’a dit « Ok Get to work » tu rentres la commande suivante :<text:s/></text:p>
        </text:list-item>
      </text:list>
      <text:list text:style-name="LFO1" text:continue-numbering="true">
        <text:list-item>
          <text:p text:style-name="P7">php bin/console doctrine:schema:update<text:s/>–force</text:p>
        </text:list-item>
      </text:list>
      <text:list text:style-name="LFO2" text:continue-numbering="true">
        <text:list-item>
          <text:p text:style-name="P8">Ca update le schéma et LA tu as la database et les tables dans phpmyadmin</text:p>
        </text:list-item>
      </text:list>
      <text:p text:style-name="Normal">TAD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hatever Whatever</meta:initial-creator>
    <dc:creator>Whatever Whatever</dc:creator>
    <meta:creation-date>2017-04-28T15:31:00Z</meta:creation-date>
    <dc:date>2017-04-28T15:33:00Z</dc:date>
    <meta:template xlink:href="Normal" xlink:type="simple"/>
    <meta:editing-cycles>1</meta:editing-cycles>
    <meta:editing-duration>PT120S</meta:editing-duration>
    <meta:document-statistic meta:page-count="1" meta:paragraph-count="1" meta:word-count="71" meta:character-count="462" meta:row-count="3" meta:non-whitespace-character-count="392"/>
  </office:meta>
</office:document-meta>
</file>